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0E00000168E4AEA42C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3333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9.525cm" svg:height="12.7cm" draw:z-index="0"><draw:image xlink:href="Pictures/100000000000010E00000168E4AEA42C.jpg" xlink:type="simple" xlink:show="embed" xlink:actuate="onLoad"/></draw:frame><draw:ellipse text:anchor-type="paragraph" draw:z-index="1" draw:style-name="gr1" draw:text-style-name="P1" svg:width="2.276cm" svg:height="1.721cm" svg:x="6.555cm" svg:y="3.717cm"><text:p/></draw:ellipse><draw:ellipse text:anchor-type="paragraph" draw:z-index="2" draw:style-name="gr1" draw:text-style-name="P1" svg:width="1.906cm" svg:height="1.853cm" svg:x="7.957cm" svg:y="6.283cm"><text:p/></draw:ellips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9T11:25:19.531000000</meta:creation-date>
    <dc:date>2015-08-29T11:29:16</dc:date>
    <meta:editing-duration>PT4M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3.0.4$Windows_x86 LibreOffice_project/62ad5818884a2fc2e5780dd45466868d41009ec0</meta:generator>
  </office:meta>
</office:document-meta>
</file>